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8bb5b" officeooo:paragraph-rsid="0008bb5b"/>
    </style:style>
    <style:style style:name="P2" style:family="paragraph" style:parent-style-name="Standard">
      <style:paragraph-properties fo:text-align="justify" style:justify-single-word="false"/>
      <style:text-properties officeooo:rsid="0008da10" officeooo:paragraph-rsid="0008da10"/>
    </style:style>
    <style:style style:name="P3" style:family="paragraph" style:parent-style-name="Standard">
      <style:paragraph-properties fo:text-align="justify" style:justify-single-word="false"/>
      <style:text-properties officeooo:rsid="000ab930" officeooo:paragraph-rsid="000ab930"/>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paragraph-properties fo:text-align="justify" style:justify-single-word="false"/>
      <style:text-properties officeooo:rsid="000ab930" officeooo:paragraph-rsid="000ab930"/>
    </style:style>
    <style:style style:name="P7" style:family="paragraph" style:parent-style-name="Text_20_body" style:list-style-name="L5"/>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Heading_20_3">
      <style:paragraph-properties fo:text-align="justify" style:justify-single-word="false"/>
      <style:text-properties officeooo:rsid="0008da10" officeooo:paragraph-rsid="0008da10"/>
    </style:style>
    <style:style style:name="P12" style:family="paragraph" style:parent-style-name="List_20_Heading">
      <style:paragraph-properties fo:text-align="justify" style:justify-single-word="false"/>
      <style:text-properties officeooo:rsid="0008da10" officeooo:paragraph-rsid="0008da10"/>
    </style:style>
    <style:style style:name="P13" style:family="paragraph" style:parent-style-name="List_20_Contents" style:list-style-name="L2"/>
    <style:style style:name="P14" style:family="paragraph" style:parent-style-name="List_20_Contents">
      <style:paragraph-properties fo:margin-top="0cm" fo:margin-bottom="0.499cm" loext:contextual-spacing="false"/>
    </style:style>
    <style:style style:name="P15" style:family="paragraph" style:parent-style-name="List_20_Contents" style:list-style-name="L2">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language-asian="ja" style:country-asian="JP" style:font-weight-asian="normal"/>
    </style:style>
    <style:style style:name="T5" style:family="text">
      <style:text-properties fo:font-variant="normal" fo:text-transform="none" fo:color="#00008b" style:text-line-through-style="none" style:text-line-through-type="none" style:text-position="33% 80%" style:font-name="sans-serif" fo:font-style="normal" style:text-underline-style="none" fo:font-weight="bold" style:text-blinking="false"/>
    </style:style>
    <style:style style:name="T6"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Hub es una forja (plataforma de desarrollo colaborativo) para alojar proyectos utilizando el sistema de control de versiones Git. Se utiliza principalmente para la creación de código fuente de programas de computadora. El software que opera GitHub fue escrito en Ruby on Rails. Desde enero de 2010, GitHub opera bajo el nombre de GitHub, Inc. Anteriormente era conocida como Logical Awesome LLC. El código de los proyectos alojados en GitHub se almacena típicamente de forma pública, aunque utilizando una cuenta de pago, también permite hospedar repositorios privados.</text:p>
      <text:p text:style-name="P1"><text:span text:style-name="T1">Git</text:span> (pronunciado "guit"<text:bookmark text:name="cite_ref-:0_2-0"/><text:a xlink:type="simple" xlink:href="https://es.wikipedia.org/wiki/Git#cite_note-:0-2" text:style-name="Internet_20_link" text:visited-style-name="Visited_20_Internet_20_Link">2</text:a>​) es un software de <text:a xlink:type="simple" xlink:href="https://es.wikipedia.org/wiki/Control_de_versiones" text:style-name="Internet_20_link" text:visited-style-name="Visited_20_Internet_20_Link">control de versiones</text:a> diseñado por <text:a xlink:type="simple" xlink:href="https://es.wikipedia.org/wiki/Linus_Torvalds" text:style-name="Internet_20_link" text:visited-style-name="Visited_20_Internet_20_Link">Linus Torvalds</text:a>, pensando en la eficiencia y la confiabilidad del mantenimiento de versiones de aplicaciones cuando éstas tienen un gran número de archivos de <text:a xlink:type="simple" xlink:href="https://es.wikipedia.org/wiki/Código_fuente" text:style-name="Internet_20_link" text:visited-style-name="Visited_20_Internet_20_Link">código fuente</text:a>. Su propósito es llevar registro de los cambios en archivos de computadora y coordinar el trabajo que varias personas realizan sobre archivos compartidos. </text:p>
      <text:p text:style-name="P1"/>
      <text:p text:style-name="P1"/>
      <text:p text:style-name="P1">El 4 de junio de 2018, Microsoft compró GitHub por la cantidad de 7.500 millones de dólares.</text:p>
      <text:p text:style-name="P1"/>
      <text:p text:style-name="P3">Características</text:p>
      <text:p text:style-name="P6"><text:a xlink:type="simple" xlink:href="https://es.wikipedia.org/wiki/Wiki" text:style-name="Internet_20_link" text:visited-style-name="Visited_20_Internet_20_Link">Wiki</text:a> para cada proyecto. </text:p>
      <text:list xml:id="list4154176204271365596" text:style-name="L5">
        <text:list-item>
          <text:p text:style-name="P10"><text:a xlink:type="simple" xlink:href="https://es.wikipedia.org/wiki/Página_web" text:style-name="Internet_20_link" text:visited-style-name="Visited_20_Internet_20_Link">Página web</text:a> para cada proyecto.<text:bookmark text:name="cite_ref-2"/><text:a xlink:type="simple" xlink:href="https://es.wikipedia.org/wiki/GitHub#cite_note-2" text:style-name="Internet_20_link" text:visited-style-name="Visited_20_Internet_20_Link">2</text:a>​ </text:p>
        </text:list-item>
        <text:list-item>
          <text:p text:style-name="P10">Gráfico para ver cómo los desarrolladores trabajan en sus repositorios y <text:a xlink:type="simple" xlink:href="https://es.wikipedia.org/wiki/Bifurcación_(desarrollo_de_software)" text:style-name="Internet_20_link" text:visited-style-name="Visited_20_Internet_20_Link">bifurcaciones</text:a> del proyecto. </text:p>
        </text:list-item>
        <text:list-item>
          <text:p text:style-name="P10">Funcionalidades como si se tratase de una <text:a xlink:type="simple" xlink:href="https://es.wikipedia.org/wiki/Red_social" text:style-name="Internet_20_link" text:visited-style-name="Visited_20_Internet_20_Link">red social</text:a>, por ejemplo, seguidores. </text:p>
        </text:list-item>
        <text:list-item>
          <text:p text:style-name="P10">Herramienta para <text:a xlink:type="simple" xlink:href="https://es.wikipedia.org/wiki/Trabajo_colaborativo" text:style-name="Internet_20_link" text:visited-style-name="Visited_20_Internet_20_Link">trabajo colaborativo</text:a> entre programadores. </text:p>
        </text:list-item>
        <text:list-item>
          <text:p text:style-name="P7">Gestor de proyectos de estilo <text:a xlink:type="simple" xlink:href="https://es.wikipedia.org/wiki/Kanban" text:style-name="Internet_20_link" text:visited-style-name="Visited_20_Internet_20_Link">Kanban</text:a>.</text:p>
        </text:list-item>
      </text:list>
      <text:p text:style-name="P6"><text:span text:style-name="T3">Kanban</text:span> <text:span text:style-name="T6">(</text:span><text:span text:style-name="T4">看板</text:span><text:a xlink:type="simple" xlink:href="https://es.wikipedia.org/wiki/Ayuda:Idioma_japonés" text:style-name="Internet_20_link" text:visited-style-name="Visited_20_Internet_20_Link"><text:span text:style-name="T5">?</text:span></text:a><text:span text:style-name="T6">)</text:span> (<text:a xlink:type="simple" xlink:href="https://es.wikipedia.org/wiki/Letrero" text:style-name="Internet_20_link" text:visited-style-name="Visited_20_Internet_20_Link">letrero</text:a> o <text:a xlink:type="simple" xlink:href="https://es.wikipedia.org/wiki/Valla_publicitaria" text:style-name="Internet_20_link" text:visited-style-name="Visited_20_Internet_20_Link">valla publicitaria</text:a> en <text:a xlink:type="simple" xlink:href="https://es.wikipedia.org/wiki/Idioma_japonés" text:style-name="Internet_20_link" text:visited-style-name="Visited_20_Internet_20_Link">japonés</text:a>), es un <text:a xlink:type="simple" xlink:href="https://es.wikipedia.org/wiki/Sistema_de_información" text:style-name="Internet_20_link" text:visited-style-name="Visited_20_Internet_20_Link">sistema de información</text:a> que controla de modo armónico la fabricación de los productos necesarios en la cantidad y tiempo necesarios en cada uno de los procesos que tienen lugar tanto en el interior de la <text:a xlink:type="simple" xlink:href="https://es.wikipedia.org/wiki/Fábrica" text:style-name="Internet_20_link" text:visited-style-name="Visited_20_Internet_20_Link">fábrica</text:a>, como entre distintas empresas. </text:p>
      <text:p text:style-name="Text_20_body">También se denomina “<text:span text:style-name="T1">sistema de tarjetas</text:span>”, pues en su implementación más sencilla utiliza tarjetas que se pegan en los contenedores de materiales y que se despegan cuando estos contenedores son utilizados, para asegurar la reposición de dichos materiales. Las tarjetas actúan de testigo del proceso de producción. Otras implementaciones más sofisticadas utilizan la misma filosofía, sustituyendo las tarjetas por otros métodos de visualización del flujo. </text:p>
      <text:p text:style-name="P3"/>
      <text:p text:style-name="P1"/>
      <text:p text:style-name="P1">Control de versiones</text:p>
      <text:p text:style-name="P1">Se llama control de versiones a la gestión de los diversos cambios que se realizan sobre los elementos de algún producto o una configuración del mismo. Una versión, revisión o edición de un producto, es el estado en el que se encuentra el mismo en un momento dado de su desarrollo o modificación.</text:p>
      <text:p text:style-name="P1"/>
      <text:p text:style-name="P1">Aunque un sistema de control de versiones puede realizarse de forma manual, es muy aconsejable disponer de herramientas que faciliten esta gestión dando lugar a los llamados sistemas de control de versiones o VCS (del inglés Version Control System). Estos sistemas facilitan la administración de las distintas versiones de cada producto desarrollado, así como las posibles especializaciones realizadas (por ejemplo, para algún cliente específico). Ejemplos de este tipo de herramientas son <text:soft-page-break/>entre otros: CVS, Subversion, SourceSafe, ClearCase, Darcs, Bazaar, Plastic SCM, Git, SCCS, Mercurial, Perforce, Fossil SCM, Team Foundation Server.</text:p>
      <text:p text:style-name="P1"/>
      <text:p text:style-name="P1">El control de versiones se realiza principalmente en la industria informática para controlar las distintas versiones del código fuente dando lugar a los sistemas de control de código fuente o SCM (siglas del inglés Source Code Management). Sin embargo, los mismos conceptos son aplicables a otros ámbitos como documentos, imágenes, sitios web, etc. </text:p>
      <text:p text:style-name="P1"/>
      <text:p text:style-name="P2">Terminología</text:p>
      <text:p text:style-name="P12">Repositorio </text:p>
      <text:p text:style-name="List_20_Contents">El <text:span text:style-name="T1">repositorio</text:span> es el lugar en el que se almacenan los datos actualizados e históricos de cambios, a menudo en un servidor. A veces se le denomina depósito o depot. Puede ser un sistema de archivos en un disco duro, un banco de datos, etc.. </text:p>
      <text:p text:style-name="List_20_Heading">Módulo </text:p>
      <text:p text:style-name="List_20_Contents">Conjunto de directorios y/o archivos dentro del repositorio que pertenecen a un proyecto común. </text:p>
      <text:p text:style-name="List_20_Heading">Revisión (<text:span text:style-name="T2">"version"</text:span>) </text:p>
      <text:p text:style-name="List_20_Contents">Una <text:span text:style-name="T1">revisión</text:span> es una versión determinada de la información que se gestiona. Hay sistemas que identifican las revisiones con un contador (Ej. subversion). Hay otros sistemas que identifican las revisiones mediante un <text:a xlink:type="simple" xlink:href="https://es.wikipedia.org/wiki/Código_de_detección_de_modificaciones" text:style-name="Internet_20_link" text:visited-style-name="Visited_20_Internet_20_Link">código de detección de modificaciones</text:a> (Ej. Git usa <text:a xlink:type="simple" xlink:href="https://es.wikipedia.org/wiki/SHA1" text:style-name="Internet_20_link" text:visited-style-name="Visited_20_Internet_20_Link">SHA1</text:a>). A la última versión se le suele identificar de forma especial con el nombre de <text:span text:style-name="T1">HEAD</text:span>. Para marcar una revisión concreta se usan los <text:span text:style-name="T1">rótulos</text:span> o <text:span text:style-name="T2">tags</text:span>. </text:p>
      <text:p text:style-name="List_20_Heading">Rotular (<text:span text:style-name="T2">"tag"</text:span>) </text:p>
      <text:p text:style-name="List_20_Contents">Darle a alguna versión de cada uno de los ficheros del módulo en desarrollo en un momento preciso un nombre común ("etiqueta" o "rótulo") para asegurarse de reencontrar ese estado de desarrollo posteriormente bajo ese nombre. En la práctica se rotula a todos los archivos en un momento determinado. Para eso el módulo se "congela" durante el rotulado para imponer una versión coherente. Pero bajo ciertas circunstancias puede ser necesario utilizar versiones de algunos ficheros que no coinciden temporalmente con las de los otros ficheros del módulo. </text:p>
      <text:p text:style-name="List_20_Contents">Los tags permiten identificar de forma fácil revisiones importantes en el proyecto. Por ejemplo se suelen usar tags para identificar el contenido de las versiones publicadas del proyecto. </text:p>
      <text:p text:style-name="List_20_Contents">En algunos sistemas se considera un tag como una rama en la que los ficheros no evolucionan, están congelados. </text:p>
      <text:p text:style-name="List_20_Heading"><text:a xlink:type="simple" xlink:href="https://es.wikipedia.org/wiki/Línea_base" text:style-name="Internet_20_link" text:visited-style-name="Visited_20_Internet_20_Link">Línea base</text:a> (<text:span text:style-name="T2">"baseline"</text:span>) </text:p>
      <text:p text:style-name="List_20_Contents">Una revisión aprobada de un documento o fichero fuente, a partir del cual se pueden realizar cambios subsiguientes. </text:p>
      <text:p text:style-name="List_20_Heading">Abrir rama (<text:span text:style-name="T2">"branch"</text:span>) o ramificar </text:p>
      <text:p text:style-name="List_20_Contents">Un módulo puede ser <text:span text:style-name="T3">branched</text:span> o <text:span text:style-name="T1">bifurcado</text:span> en un instante de tiempo de forma que, desde ese momento en adelante se tienen dos copias (ramas) que evolucionan de forma independiente siguiendo su propia línea de desarrollo. El módulo tiene entonces 2 (o más) "ramas".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 </text:p>
      <text:p text:style-name="List_20_Heading">Desplegar (<text:span text:style-name="T2">"Check-out"</text:span>, <text:span text:style-name="T2">"checkout"</text:span>, "co") </text:p>
      <text:p text:style-name="List_20_Contents">Un despliegue crea una copia de trabajo local desde el repositorio. Se puede especificar una revisión concreta, y predeterminadamente se suele obtener la última. </text:p>
      <text:p text:style-name="List_20_Heading">"Publicar" o "Enviar" (<text:span text:style-name="T2">"commit"</text:span>, <text:span text:style-name="T2">"check-in"</text:span>, "ci", <text:span text:style-name="T2">"install"</text:span>, <text:span text:style-name="T2">"submit"</text:span>) </text:p>
      <text:p text:style-name="List_20_Contents">Un <text:span text:style-name="T3">commit</text:span> sucede cuando una copia de los cambios hechos a una copia local es escrita o integrada sobre el repositorio. </text:p>
      <text:p text:style-name="List_20_Heading"><text:soft-page-break/>Conflicto </text:p>
      <text:p text:style-name="P14">Un conflicto ocurre cuando el sistema no puede manejar adecuadamente cambios realizados por dos o más usuarios en un mismo archivo. Por ejemplo, si se da esta secuencia de circunstancias:</text:p>
      <text:list xml:id="list4118658306456274585" text:style-name="L1">
        <text:list-item>
          <text:p text:style-name="P8">Los usuarios <text:span text:style-name="T2">X</text:span> e <text:span text:style-name="T2">Y</text:span> despliegan versiones del <text:span text:style-name="T2">archivo A</text:span> en que las líneas <text:span text:style-name="T2">n1</text:span> hasta <text:span text:style-name="T2">n2</text:span> son comunes. </text:p>
        </text:list-item>
        <text:list-item>
          <text:p text:style-name="P8">El usuario <text:span text:style-name="T2">X</text:span> envía cambios entre las líneas <text:span text:style-name="T2">n1</text:span> y <text:span text:style-name="T2">n2</text:span> al <text:span text:style-name="T2">archivo A</text:span>. </text:p>
        </text:list-item>
        <text:list-item>
          <text:p text:style-name="P8">El usuario <text:span text:style-name="T2">Y</text:span> no actualiza el <text:span text:style-name="T2">archivo A</text:span> tras el envío del usuario <text:span text:style-name="T2">X</text:span>. </text:p>
        </text:list-item>
        <text:list-item>
          <text:p text:style-name="P8">El usuario <text:span text:style-name="T2">Y</text:span> realiza cambios entre las líneas <text:span text:style-name="T2">n1</text:span> y <text:span text:style-name="T2">n2</text:span>. </text:p>
        </text:list-item>
        <text:list-item>
          <text:p text:style-name="P4">El usuario <text:span text:style-name="T2">Y</text:span> intenta posteriormente enviar esos cambios al <text:span text:style-name="T2">archivo A</text:span>.</text:p>
        </text:list-item>
      </text:list>
      <text:p text:style-name="Text_20_body">El sistema es incapaz de fusionar los cambios. El usuario <text:span text:style-name="T2">Y</text:span> debe <text:span text:style-name="T2">resolver</text:span> el conflicto combinando los cambios, o eligiendo uno de ellos para descartar el otro. </text:p>
      <text:p text:style-name="List_20_Heading">Resolver </text:p>
      <text:p text:style-name="List_20_Contents">El acto de la intervención del usuario para atender un conflicto entre diferentes cambios al mismo archivo. </text:p>
      <text:p text:style-name="List_20_Heading">Cambio (<text:span text:style-name="T2">"change"</text:span>, <text:span text:style-name="T2">"diff"</text:span>, <text:span text:style-name="T2">"delta"</text:span>) </text:p>
      <text:p text:style-name="List_20_Contents">Un <text:span text:style-name="T1">cambio</text:span> representa una modificación específica a un archivo bajo control de versiones. La granularidad de la modificación considerada un cambio varía entre diferentes sistemas de control de versiones. </text:p>
      <text:p text:style-name="List_20_Heading">Lista de cambios (<text:span text:style-name="T2">"changelist"</text:span>, <text:span text:style-name="T2">"change set"</text:span>, <text:span text:style-name="T2">"patch"</text:span>) </text:p>
      <text:p text:style-name="List_20_Contents">En muchos sistemas de control de versiones con <text:span text:style-name="T2">commits</text:span> multi-cambio atómicos, una lista de cambios identifica el conjunto de cambios hechos en un único <text:span text:style-name="T2">commit</text:span>. Esto también puede representar una vista secuencial del código fuente, permitiendo que el fuente sea examinado a partir de cualquier identificador de lista de cambios particular. </text:p>
      <text:p text:style-name="List_20_Heading">Exportación (<text:span text:style-name="T2">"export"</text:span>) </text:p>
      <text:p text:style-name="List_20_Contents">Una exportación es similar a un <text:span text:style-name="T3">check-out</text:span>, salvo porque crea un árbol de directorios limpio sin los metadatos de control de versiones presentes en la copia de trabajo. Se utiliza a menudo de forma previa a la publicación de los contenidos. </text:p>
      <text:p text:style-name="List_20_Heading">Importación (<text:span text:style-name="T2">"import"</text:span>) </text:p>
      <text:p text:style-name="List_20_Contents">Una importación es la acción de copia un árbol de directorios local (que no es en ese momento una copia de trabajo) en el repositorio por primera vez. </text:p>
      <text:p text:style-name="List_20_Heading">Integración o fusión (<text:span text:style-name="T2">"merge"</text:span>) </text:p>
      <text:p text:style-name="List_20_Contents">Una <text:span text:style-name="T1">integración</text:span> o <text:span text:style-name="T1">fusión</text:span> une dos conjuntos de cambios sobre un fichero o un conjunto de ficheros en una revisión unificada de dicho fichero o ficheros. </text:p>
      <text:list xml:id="list4834783020100905935" text:style-name="L2">
        <text:list-item>
          <text:p text:style-name="P13">Esto puede suceder cuando un usuario, trabajando en esos ficheros, <text:span text:style-name="T1">actualiza</text:span> su copia local con los cambios realizados, y añadidos al repositorio, por otros usuarios. Análogamente, este mismo proceso puede ocurrir en el repositorio cuando un usuario intenta <text:span text:style-name="T3">check-in</text:span> sus cambios. </text:p>
        </text:list-item>
        <text:list-item>
          <text:p text:style-name="P13">Puede suceder después de que el código haya sido <text:span text:style-name="T3">branched</text:span>, y un problema anterior al <text:span text:style-name="T2">branching</text:span> sea arreglado en una rama, y se necesite incorporar dicho arreglo en la otra. </text:p>
        </text:list-item>
        <text:list-item>
          <text:p text:style-name="P15">Puede suceder después de que los ficheros hayan sido <text:span text:style-name="T3">branched</text:span>, desarrollados de forma independiente por un tiempo, y que entonces se haya requerido que fueran fundidos de nuevo en un único <text:span text:style-name="T2">trunk</text:span> unificado.</text:p>
        </text:list-item>
      </text:list>
      <text:p text:style-name="List_20_Heading">Integración inversa </text:p>
      <text:p text:style-name="List_20_Contents">El proceso de fundir ramas de diferentes equipos en el <text:span text:style-name="T2">trunk</text:span> principal del sistema de versiones. </text:p>
      <text:p text:style-name="List_20_Heading">Actualización (<text:span text:style-name="T2">"sync"</text:span> o <text:span text:style-name="T2">"update"</text:span>) </text:p>
      <text:p text:style-name="List_20_Contents"><text:soft-page-break/>Una <text:span text:style-name="T1">actualización</text:span> integra los cambios que han sido hechos en el repositorio (por ejemplo por otras personas) en la <text:span text:style-name="T1">copia de trabajo</text:span> local. </text:p>
      <text:p text:style-name="List_20_Heading">Copia de trabajo (<text:span text:style-name="T2">"workspace"</text:span>) </text:p>
      <text:p text:style-name="List_20_Contents">La <text:span text:style-name="T1">copia de trabajo</text:span> es la copia local de los ficheros de un repositorio, en un momento del tiempo o revisión específicos. Todo el trabajo realizado sobre los ficheros en un repositorio se realiza inicialmente sobre una copia de trabajo, de ahí su nombre. Conceptualmente, es un <text:span text:style-name="T1">cajón de arena</text:span> o <text:span text:style-name="T3">sandbox</text:span>. </text:p>
      <text:p text:style-name="List_20_Heading">Congelar </text:p>
      <text:p text:style-name="P14">Significa permitir los últimos cambios (<text:span text:style-name="T2">commits</text:span>) para solucionar las fallas a resolver en una entrega (<text:span text:style-name="T2">release</text:span>) y suspender cualquier otro cambio antes de una entrega, con el fin de obtener una versión consistente. Si no se congela el repositorio, un desarrollador podría comenzar a resolver una falla cuya resolución no está prevista y cuya solución dé lugar a efectos colaterales imprevistos.</text:p>
      <text:p text:style-name="P2">Arquitecturas de almacenamiento</text:p>
      <text:p text:style-name="P2">Podemos clasificar los sistemas de control de versiones atendiendo a la arquitectura utilizada para el almacenamiento del código:</text:p>
      <text:p text:style-name="P2"/>
      <text:p text:style-name="P2"><text:s text:c="4"/>Distribuidos: cada usuario tiene su propio repositorio. Los distintos repositorios pueden intercambiar y mezclar revisiones entre ellos. Es frecuente el uso de un repositorio, que está normalmente disponible, que sirve de punto de sincronización de los distintos repositorios locales. Ejemplos: Git y Mercurial.</text:p>
      <text:p text:style-name="P2"><text:s text:c="4"/>Centralizados: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Subversion o Team Foundation Server.</text:p>
      <text:p text:style-name="P2"/>
      <text:p text:style-name="P2"/>
      <text:p text:style-name="P2"/>
      <text:h text:style-name="P11" text:outline-level="3"><text:bookmark text:name="Ventajas_de_sistemas_distribuidos"/>Ventajas de sistemas distribuidos</text:h>
      <text:list xml:id="list3321119770342546394" text:style-name="L3">
        <text:list-item>
          <text:p text:style-name="P9">Necesita menos veces estar conectado a la red para hacer operaciones. Esto produce una mayor autonomía y una mayor rapidez. </text:p>
        </text:list-item>
        <text:list-item>
          <text:p text:style-name="P9">Aunque se caiga el repositorio remoto la gente puede seguir trabajando </text:p>
        </text:list-item>
        <text:list-item>
          <text:p text:style-name="P9">Al hacer de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text:a xlink:type="simple" xlink:href="https://es.wikipedia.org/wiki/Backup" text:style-name="Internet_20_link" text:visited-style-name="Visited_20_Internet_20_Link"><text:span text:style-name="T2">backups</text:span></text:a>. Sin embargo, los <text:span text:style-name="T2">backups</text:span> siguen siendo necesarios para resolver situaciones en las que cierta información todavía no haya sido replicada. </text:p>
        </text:list-item>
        <text:list-item>
          <text:p text:style-name="P9">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 ya sea porque contiene versiones inestables, en proceso de codificación o o con etiquetas personalizadas y de uso exclusivo del usuario. </text:p>
        </text:list-item>
        <text:list-item>
          <text:p text:style-name="P9">El servidor remoto requiere menos recursos que los que necesitaría un servidor centralizado ya que gran parte del trabajo lo realizan los repositorios locales. </text:p>
        </text:list-item>
        <text:list-item>
          <text:p text:style-name="P5"><text:soft-page-break/>Al ser los sistemas distribuidos más recientes que los sistemas centralizados, y al tener más flexibilidad por tener un repositorio local y otro u otros remotos, estos sistemas han sido diseñados para hacer fácil el uso de ramas (creación, evolución y fusión) y poder aprovechar al máximo su <text:a xlink:type="simple" xlink:href="https://es.wikipedia.org/wiki/Control_de_versiones#uso_de_ramas" text:style-name="Internet_20_link" text:visited-style-name="Visited_20_Internet_20_Link">potencial</text:a>. Por ejemplo se pueden crear ramas en el repositorio remoto para corregir errores o crear funcionalidades nuevas. Pero también se pueden crear ramas en los repositorio locales para que los usuarios puedan hacer pruebas y dependiendo de los resultados fusionarlos con el desarrollo principal o no. Las ramas dan una gran flexibilidad en la <text:a xlink:type="simple" xlink:href="https://es.wikipedia.org/wiki/Control_de_versiones#uso_de_ramas" text:style-name="Internet_20_link" text:visited-style-name="Visited_20_Internet_20_Link">forma de trabajo</text:a>.</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A"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PA"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3:09:59.904037046</meta:creation-date>
    <dc:date>2019-02-09T21:23:37.194350028</dc:date>
    <meta:editing-duration>PT7H43M5S</meta:editing-duration>
    <meta:editing-cycles>2</meta:editing-cycles>
    <meta:generator>LibreOffice/5.2.7.2$Linux_X86_64 LibreOffice_project/20m0$Build-2</meta:generator>
    <meta:document-statistic meta:table-count="0" meta:image-count="0" meta:object-count="0" meta:page-count="5" meta:paragraph-count="77" meta:word-count="1984" meta:character-count="12973" meta:non-whitespace-character-count="10639"/>
  </office:meta>
</office:document-meta>
</file>